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est Samples: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100K</text:p>
          </table:table-cell>
          <table:table-cell table:formula="of:=16" office:value-type="float" office:value="16" calcext:value-type="float">
            <text:p>16</text:p>
          </table:table-cell>
          <table:table-cell table:formula="of:=15" office:value-type="float" office:value="15" calcext:value-type="float">
            <text:p>15</text:p>
          </table:table-cell>
          <table:table-cell table:formula="of:=1105926" office:value-type="float" office:value="1105926" calcext:value-type="float">
            <text:p>1105926</text:p>
          </table:table-cell>
          <table:table-cell table:formula="of:=3853905" office:value-type="float" office:value="3853905" calcext:value-type="float">
            <text:p>3853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 ArraySize 100K</text:p>
          </table:table-cell>
          <table:table-cell table:formula="of:=21" office:value-type="float" office:value="21" calcext:value-type="float">
            <text:p>21</text:p>
          </table:table-cell>
          <table:table-cell table:formula="of:=21" office:value-type="float" office:value="21" calcext:value-type="float">
            <text:p>21</text:p>
          </table:table-cell>
          <table:table-cell table:formula="of:=1023262" office:value-type="float" office:value="1023262" calcext:value-type="float">
            <text:p>1023262</text:p>
          </table:table-cell>
          <table:table-cell table:formula="of:=3853973" office:value-type="float" office:value="3853973" calcext:value-type="float">
            <text:p>3853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ArraySize 500K</text:p>
          </table:table-cell>
          <table:table-cell table:formula="of:=57" office:value-type="float" office:value="57" calcext:value-type="float">
            <text:p>57</text:p>
          </table:table-cell>
          <table:table-cell table:formula="of:=48" office:value-type="float" office:value="48" calcext:value-type="float">
            <text:p>48</text:p>
          </table:table-cell>
          <table:table-cell table:formula="of:=6193677" office:value-type="float" office:value="6193677" calcext:value-type="float">
            <text:p>6193677</text:p>
          </table:table-cell>
          <table:table-cell table:formula="of:=22113831"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500K</text:p>
          </table:table-cell>
          <table:table-cell table:formula="of:=63" office:value-type="float" office:value="63" calcext:value-type="float">
            <text:p>63</text:p>
          </table:table-cell>
          <table:table-cell table:formula="of:=47" office:value-type="float" office:value="47" calcext:value-type="float">
            <text:p>47</text:p>
          </table:table-cell>
          <table:table-cell table:formula="of:=7613712" office:value-type="float" office:value="7613712" calcext:value-type="float">
            <text:p>7613712</text:p>
          </table:table-cell>
          <table:table-cell table:formula="of:=22098084"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 ArraySize 1M</text:p>
          </table:table-cell>
          <table:table-cell table:formula="of:=122" office:value-type="float" office:value="122" calcext:value-type="float">
            <text:p>122</text:p>
          </table:table-cell>
          <table:table-cell table:formula="of:=109" office:value-type="float" office:value="109" calcext:value-type="float">
            <text:p>109</text:p>
          </table:table-cell>
          <table:table-cell table:formula="of:=12665960" office:value-type="float" office:value="12665960" calcext:value-type="float">
            <text:p>12665960</text:p>
          </table:table-cell>
          <table:table-cell table:formula="of:=46853136"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 ArraySize 1M</text:p>
          </table:table-cell>
          <table:table-cell table:formula="of:=103" office:value-type="float" office:value="103" calcext:value-type="float">
            <text:p>103</text:p>
          </table:table-cell>
          <table:table-cell table:formula="of:=93" office:value-type="float" office:value="93" calcext:value-type="float">
            <text:p>93</text:p>
          </table:table-cell>
          <table:table-cell table:formula="of:=12384266" office:value-type="float" office:value="12384266" calcext:value-type="float">
            <text:p>12384266</text:p>
          </table:table-cell>
          <table:table-cell table:formula="of:=46863026"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5M</text:p>
          </table:table-cell>
          <table:table-cell table:formula="of:=491" office:value-type="float" office:value="491" calcext:value-type="float">
            <text:p>491</text:p>
          </table:table-cell>
          <table:table-cell table:formula="of:=514" office:value-type="float" office:value="514" calcext:value-type="float">
            <text:p>514</text:p>
          </table:table-cell>
          <table:table-cell table:formula="of:=68928025" office:value-type="float" office:value="68928025" calcext:value-type="float">
            <text:p>68928025</text:p>
          </table:table-cell>
          <table:table-cell table:formula="of:=263792101"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 ArraySize 5M</text:p>
          </table:table-cell>
          <table:table-cell table:formula="of:=511" office:value-type="float" office:value="511" calcext:value-type="float">
            <text:p>511</text:p>
          </table:table-cell>
          <table:table-cell table:formula="of:=489" office:value-type="float" office:value="489" calcext:value-type="float">
            <text:p>489</text:p>
          </table:table-cell>
          <table:table-cell table:formula="of:=72506106" office:value-type="float" office:value="72506106" calcext:value-type="float">
            <text:p>72506106</text:p>
          </table:table-cell>
          <table:table-cell table:formula="of:=263784557"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 ArraySize 10M</text:p>
          </table:table-cell>
          <table:table-cell table:formula="of:=1096" office:value-type="float" office:value="1096" calcext:value-type="float">
            <text:p>1096</text:p>
          </table:table-cell>
          <table:table-cell table:formula="of:=1171" office:value-type="float" office:value="1171" calcext:value-type="float">
            <text:p>1171</text:p>
          </table:table-cell>
          <table:table-cell table:formula="of:=152600355" office:value-type="float" office:value="152600355" calcext:value-type="float">
            <text:p>152600355</text:p>
          </table:table-cell>
          <table:table-cell table:formula="of:=552312494"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 ArraySize 10M</text:p>
          </table:table-cell>
          <table:table-cell table:formula="of:=1042" office:value-type="float" office:value="1042" calcext:value-type="float">
            <text:p>1042</text:p>
          </table:table-cell>
          <table:table-cell table:formula="of:=1037" office:value-type="float" office:value="1037" calcext:value-type="float">
            <text:p>1037</text:p>
          </table:table-cell>
          <table:table-cell table:formula="of:=149512576" office:value-type="float" office:value="149512576" calcext:value-type="float">
            <text:p>149512576</text:p>
          </table:table-cell>
          <table:table-cell table:formula="of:=552305810"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31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1146028" office:value-type="float" office:value="1146028" calcext:value-type="float">
            <text:p>1146028</text:p>
          </table:table-cell>
          <table:table-cell table:formula="of:=3854158" office:value-type="float" office:value="3854158" calcext:value-type="float">
            <text:p>3854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9" office:value-type="float" office:value="19" calcext:value-type="float">
            <text:p>19</text:p>
          </table:table-cell>
          <table:table-cell table:formula="of:=16" office:value-type="float" office:value="16" calcext:value-type="float">
            <text:p>16</text:p>
          </table:table-cell>
          <table:table-cell table:formula="of:=1016031" office:value-type="float" office:value="1016031" calcext:value-type="float">
            <text:p>1016031</text:p>
          </table:table-cell>
          <table:table-cell table:formula="of:=3854026" office:value-type="float" office:value="3854026" calcext:value-type="float">
            <text:p>385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6" office:value-type="float" office:value="16" calcext:value-type="float">
            <text:p>16</text:p>
          </table:table-cell>
          <table:table-cell table:formula="of:=15" office:value-type="float" office:value="15" calcext:value-type="float">
            <text:p>15</text:p>
          </table:table-cell>
          <table:table-cell table:formula="of:=1105926" office:value-type="float" office:value="1105926" calcext:value-type="float">
            <text:p>1105926</text:p>
          </table:table-cell>
          <table:table-cell table:formula="of:=3853905" office:value-type="float" office:value="3853905" calcext:value-type="float">
            <text:p>3853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21" office:value-type="float" office:value="21" calcext:value-type="float">
            <text:p>21</text:p>
          </table:table-cell>
          <table:table-cell table:formula="of:=21" office:value-type="float" office:value="21" calcext:value-type="float">
            <text:p>21</text:p>
          </table:table-cell>
          <table:table-cell table:formula="of:=1023262" office:value-type="float" office:value="1023262" calcext:value-type="float">
            <text:p>1023262</text:p>
          </table:table-cell>
          <table:table-cell table:formula="of:=3853973" office:value-type="float" office:value="3853973" calcext:value-type="float">
            <text:p>3853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29" office:value-type="float" office:value="29" calcext:value-type="float">
            <text:p>29</text:p>
          </table:table-cell>
          <table:table-cell table:formula="of:=14" office:value-type="float" office:value="14" calcext:value-type="float">
            <text:p>14</text:p>
          </table:table-cell>
          <table:table-cell table:formula="of:=1039978" office:value-type="float" office:value="1039978" calcext:value-type="float">
            <text:p>1039978</text:p>
          </table:table-cell>
          <table:table-cell table:formula="of:=3854029" office:value-type="float" office:value="3854029" calcext:value-type="float">
            <text:p>3854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20" office:value-type="float" office:value="20" calcext:value-type="float">
            <text:p>20</text:p>
          </table:table-cell>
          <table:table-cell table:formula="of:=17" office:value-type="float" office:value="17" calcext:value-type="float">
            <text:p>17</text:p>
          </table:table-cell>
          <table:table-cell table:formula="of:=1161523" office:value-type="float" office:value="1161523" calcext:value-type="float">
            <text:p>1161523</text:p>
          </table:table-cell>
          <table:table-cell table:formula="of:=3852889" office:value-type="float" office:value="3852889" calcext:value-type="float">
            <text:p>385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21" office:value-type="float" office:value="21" calcext:value-type="float">
            <text:p>21</text:p>
          </table:table-cell>
          <table:table-cell table:formula="of:=16" office:value-type="float" office:value="16" calcext:value-type="float">
            <text:p>16</text:p>
          </table:table-cell>
          <table:table-cell table:formula="of:=1033049" office:value-type="float" office:value="1033049" calcext:value-type="float">
            <text:p>1033049</text:p>
          </table:table-cell>
          <table:table-cell table:formula="of:=3854032"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29" office:value-type="float" office:value="29" calcext:value-type="float">
            <text:p>29</text:p>
          </table:table-cell>
          <table:table-cell table:formula="of:=13" office:value-type="float" office:value="13" calcext:value-type="float">
            <text:p>13</text:p>
          </table:table-cell>
          <table:table-cell table:formula="of:=1018200" office:value-type="float" office:value="1018200" calcext:value-type="float">
            <text:p>1018200</text:p>
          </table:table-cell>
          <table:table-cell table:formula="of:=3854034" office:value-type="float" office:value="3854034" calcext:value-type="float">
            <text:p>385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8" office:value-type="float" office:value="18" calcext:value-type="float">
            <text:p>18</text:p>
          </table:table-cell>
          <table:table-cell table:formula="of:=15" office:value-type="float" office:value="15" calcext:value-type="float">
            <text:p>15</text:p>
          </table:table-cell>
          <table:table-cell table:formula="of:=1035718" office:value-type="float" office:value="1035718" calcext:value-type="float">
            <text:p>1035718</text:p>
          </table:table-cell>
          <table:table-cell table:formula="of:=3854032"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35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1001100" office:value-type="float" office:value="1001100" calcext:value-type="float">
            <text:p>1001100</text:p>
          </table:table-cell>
          <table:table-cell office:value-type="float" office:value="3854025" calcext:value-type="float">
            <text:p>38540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57" office:value-type="float" office:value="57" calcext:value-type="float">
            <text:p>57</text:p>
          </table:table-cell>
          <table:table-cell table:formula="of:=48" office:value-type="float" office:value="48" calcext:value-type="float">
            <text:p>48</text:p>
          </table:table-cell>
          <table:table-cell table:formula="of:=6193677" office:value-type="float" office:value="6193677" calcext:value-type="float">
            <text:p>6193677</text:p>
          </table:table-cell>
          <table:table-cell table:formula="of:=22113831"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58" office:value-type="float" office:value="58" calcext:value-type="float">
            <text:p>58</text:p>
          </table:table-cell>
          <table:table-cell table:formula="of:=51" office:value-type="float" office:value="51" calcext:value-type="float">
            <text:p>51</text:p>
          </table:table-cell>
          <table:table-cell table:formula="of:=6213977" office:value-type="float" office:value="6213977" calcext:value-type="float">
            <text:p>6213977</text:p>
          </table:table-cell>
          <table:table-cell table:formula="of:=22103908" office:value-type="float" office:value="22103908" calcext:value-type="float">
            <text:p>22103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63" office:value-type="float" office:value="63" calcext:value-type="float">
            <text:p>63</text:p>
          </table:table-cell>
          <table:table-cell table:formula="of:=47" office:value-type="float" office:value="47" calcext:value-type="float">
            <text:p>47</text:p>
          </table:table-cell>
          <table:table-cell table:formula="of:=7613712" office:value-type="float" office:value="7613712" calcext:value-type="float">
            <text:p>7613712</text:p>
          </table:table-cell>
          <table:table-cell table:formula="of:=22098084"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61" office:value-type="float" office:value="61" calcext:value-type="float">
            <text:p>61</text:p>
          </table:table-cell>
          <table:table-cell table:formula="of:=48" office:value-type="float" office:value="48" calcext:value-type="float">
            <text:p>48</text:p>
          </table:table-cell>
          <table:table-cell table:formula="of:=6121095" office:value-type="float" office:value="6121095" calcext:value-type="float">
            <text:p>6121095</text:p>
          </table:table-cell>
          <table:table-cell table:formula="of:=22103330" office:value-type="float" office:value="22103330" calcext:value-type="float">
            <text:p>22103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62" office:value-type="float" office:value="62" calcext:value-type="float">
            <text:p>62</text:p>
          </table:table-cell>
          <table:table-cell table:formula="of:=47" office:value-type="float" office:value="47" calcext:value-type="float">
            <text:p>47</text:p>
          </table:table-cell>
          <table:table-cell table:formula="of:=6176166" office:value-type="float" office:value="6176166" calcext:value-type="float">
            <text:p>6176166</text:p>
          </table:table-cell>
          <table:table-cell table:formula="of:=22106313" office:value-type="float" office:value="22106313" calcext:value-type="float">
            <text:p>22106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61" office:value-type="float" office:value="61" calcext:value-type="float">
            <text:p>61</text:p>
          </table:table-cell>
          <table:table-cell table:formula="of:=48" office:value-type="float" office:value="48" calcext:value-type="float">
            <text:p>48</text:p>
          </table:table-cell>
          <table:table-cell table:formula="of:=5883183" office:value-type="float" office:value="5883183" calcext:value-type="float">
            <text:p>5883183</text:p>
          </table:table-cell>
          <table:table-cell table:formula="of:=22098857" office:value-type="float" office:value="22098857" calcext:value-type="float">
            <text:p>22098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58" office:value-type="float" office:value="58" calcext:value-type="float">
            <text:p>58</text:p>
          </table:table-cell>
          <table:table-cell table:formula="of:=47" office:value-type="float" office:value="47" calcext:value-type="float">
            <text:p>47</text:p>
          </table:table-cell>
          <table:table-cell table:formula="of:=6318830" office:value-type="float" office:value="6318830" calcext:value-type="float">
            <text:p>6318830</text:p>
          </table:table-cell>
          <table:table-cell table:formula="of:=22103472" office:value-type="float" office:value="22103472" calcext:value-type="float">
            <text:p>22103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58" office:value-type="float" office:value="58" calcext:value-type="float">
            <text:p>58</text:p>
          </table:table-cell>
          <table:table-cell table:formula="of:=50" office:value-type="float" office:value="50" calcext:value-type="float">
            <text:p>50</text:p>
          </table:table-cell>
          <table:table-cell table:formula="of:=5920789" office:value-type="float" office:value="5920789" calcext:value-type="float">
            <text:p>5920789</text:p>
          </table:table-cell>
          <table:table-cell table:formula="of:=22092725" office:value-type="float" office:value="22092725" calcext:value-type="float">
            <text:p>220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65" office:value-type="float" office:value="65" calcext:value-type="float">
            <text:p>65</text:p>
          </table:table-cell>
          <table:table-cell table:formula="of:=48" office:value-type="float" office:value="48" calcext:value-type="float">
            <text:p>48</text:p>
          </table:table-cell>
          <table:table-cell table:formula="of:=6486741" office:value-type="float" office:value="6486741" calcext:value-type="float">
            <text:p>6486741</text:p>
          </table:table-cell>
          <table:table-cell table:formula="of:=22100559" office:value-type="float" office:value="22100559" calcext:value-type="float">
            <text:p>22100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58" office:value-type="float" office:value="58" calcext:value-type="float">
            <text:p>58</text:p>
          </table:table-cell>
          <table:table-cell table:formula="of:=50" office:value-type="float" office:value="50" calcext:value-type="float">
            <text:p>50</text:p>
          </table:table-cell>
          <table:table-cell table:formula="of:=5690274" office:value-type="float" office:value="5690274" calcext:value-type="float">
            <text:p>5690274</text:p>
          </table:table-cell>
          <table:table-cell table:formula="of:=22098875" office:value-type="float" office:value="22098875" calcext:value-type="float">
            <text:p>220988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102" office:value-type="float" office:value="102" calcext:value-type="float">
            <text:p>102</text:p>
          </table:table-cell>
          <table:table-cell table:formula="of:=91" office:value-type="float" office:value="91" calcext:value-type="float">
            <text:p>91</text:p>
          </table:table-cell>
          <table:table-cell table:formula="of:=12779360" office:value-type="float" office:value="12779360" calcext:value-type="float">
            <text:p>12779360</text:p>
          </table:table-cell>
          <table:table-cell table:formula="of:=46861292" office:value-type="float" office:value="46861292" calcext:value-type="float">
            <text:p>4686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04" office:value-type="float" office:value="104" calcext:value-type="float">
            <text:p>104</text:p>
          </table:table-cell>
          <table:table-cell table:formula="of:=124" office:value-type="float" office:value="124" calcext:value-type="float">
            <text:p>124</text:p>
          </table:table-cell>
          <table:table-cell table:formula="of:=13552197" office:value-type="float" office:value="13552197" calcext:value-type="float">
            <text:p>13552197</text:p>
          </table:table-cell>
          <table:table-cell table:formula="of:=46864800" office:value-type="float" office:value="46864800" calcext:value-type="float">
            <text:p>4686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06" office:value-type="float" office:value="106" calcext:value-type="float">
            <text:p>106</text:p>
          </table:table-cell>
          <table:table-cell table:formula="of:=97" office:value-type="float" office:value="97" calcext:value-type="float">
            <text:p>97</text:p>
          </table:table-cell>
          <table:table-cell table:formula="of:=12562510" office:value-type="float" office:value="12562510" calcext:value-type="float">
            <text:p>12562510</text:p>
          </table:table-cell>
          <table:table-cell table:formula="of:=46860572" office:value-type="float" office:value="46860572" calcext:value-type="float">
            <text:p>46860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103" office:value-type="float" office:value="103" calcext:value-type="float">
            <text:p>103</text:p>
          </table:table-cell>
          <table:table-cell table:formula="of:=93" office:value-type="float" office:value="93" calcext:value-type="float">
            <text:p>93</text:p>
          </table:table-cell>
          <table:table-cell table:formula="of:=12946517" office:value-type="float" office:value="12946517" calcext:value-type="float">
            <text:p>12946517</text:p>
          </table:table-cell>
          <table:table-cell table:formula="of:=46859250" office:value-type="float" office:value="46859250" calcext:value-type="float">
            <text:p>46859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122" office:value-type="float" office:value="122" calcext:value-type="float">
            <text:p>122</text:p>
          </table:table-cell>
          <table:table-cell table:formula="of:=109" office:value-type="float" office:value="109" calcext:value-type="float">
            <text:p>109</text:p>
          </table:table-cell>
          <table:table-cell table:formula="of:=12665960" office:value-type="float" office:value="12665960" calcext:value-type="float">
            <text:p>12665960</text:p>
          </table:table-cell>
          <table:table-cell table:formula="of:=46853136"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104" office:value-type="float" office:value="104" calcext:value-type="float">
            <text:p>104</text:p>
          </table:table-cell>
          <table:table-cell table:formula="of:=89" office:value-type="float" office:value="89" calcext:value-type="float">
            <text:p>89</text:p>
          </table:table-cell>
          <table:table-cell table:formula="of:=12689939" office:value-type="float" office:value="12689939" calcext:value-type="float">
            <text:p>12689939</text:p>
          </table:table-cell>
          <table:table-cell table:formula="of:=46865195" office:value-type="float" office:value="46865195" calcext:value-type="float">
            <text:p>4686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131" office:value-type="float" office:value="131" calcext:value-type="float">
            <text:p>131</text:p>
          </table:table-cell>
          <table:table-cell table:formula="of:=112" office:value-type="float" office:value="112" calcext:value-type="float">
            <text:p>112</text:p>
          </table:table-cell>
          <table:table-cell table:formula="of:=14353216" office:value-type="float" office:value="14353216" calcext:value-type="float">
            <text:p>14353216</text:p>
          </table:table-cell>
          <table:table-cell table:formula="of:=46858412" office:value-type="float" office:value="46858412" calcext:value-type="float">
            <text:p>468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106" office:value-type="float" office:value="106" calcext:value-type="float">
            <text:p>106</text:p>
          </table:table-cell>
          <table:table-cell table:formula="of:=94" office:value-type="float" office:value="94" calcext:value-type="float">
            <text:p>94</text:p>
          </table:table-cell>
          <table:table-cell table:formula="of:=13098141" office:value-type="float" office:value="13098141" calcext:value-type="float">
            <text:p>13098141</text:p>
          </table:table-cell>
          <table:table-cell table:formula="of:=46871074" office:value-type="float" office:value="46871074" calcext:value-type="float">
            <text:p>4687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20" office:value-type="float" office:value="120" calcext:value-type="float">
            <text:p>120</text:p>
          </table:table-cell>
          <table:table-cell table:formula="of:=91" office:value-type="float" office:value="91" calcext:value-type="float">
            <text:p>91</text:p>
          </table:table-cell>
          <table:table-cell table:formula="of:=12911317" office:value-type="float" office:value="12911317" calcext:value-type="float">
            <text:p>12911317</text:p>
          </table:table-cell>
          <table:table-cell table:formula="of:=46872031" office:value-type="float" office:value="46872031" calcext:value-type="float">
            <text:p>4687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103" office:value-type="float" office:value="103" calcext:value-type="float">
            <text:p>103</text:p>
          </table:table-cell>
          <table:table-cell table:formula="of:=93" office:value-type="float" office:value="93" calcext:value-type="float">
            <text:p>93</text:p>
          </table:table-cell>
          <table:table-cell table:formula="of:=12384266" office:value-type="float" office:value="12384266" calcext:value-type="float">
            <text:p>12384266</text:p>
          </table:table-cell>
          <table:table-cell table:formula="of:=46863026"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516" office:value-type="float" office:value="516" calcext:value-type="float">
            <text:p>516</text:p>
          </table:table-cell>
          <table:table-cell table:formula="of:=516" office:value-type="float" office:value="516" calcext:value-type="float">
            <text:p>516</text:p>
          </table:table-cell>
          <table:table-cell table:formula="of:=76130887" office:value-type="float" office:value="76130887" calcext:value-type="float">
            <text:p>76130887</text:p>
          </table:table-cell>
          <table:table-cell table:formula="of:=263790822" office:value-type="float" office:value="263790822" calcext:value-type="float">
            <text:p>26379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502" office:value-type="float" office:value="502" calcext:value-type="float">
            <text:p>502</text:p>
          </table:table-cell>
          <table:table-cell table:formula="of:=516" office:value-type="float" office:value="516" calcext:value-type="float">
            <text:p>516</text:p>
          </table:table-cell>
          <table:table-cell table:formula="of:=75254776" office:value-type="float" office:value="75254776" calcext:value-type="float">
            <text:p>75254776</text:p>
          </table:table-cell>
          <table:table-cell table:formula="of:=263796267" office:value-type="float" office:value="263796267" calcext:value-type="float">
            <text:p>263796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491" office:value-type="float" office:value="491" calcext:value-type="float">
            <text:p>491</text:p>
          </table:table-cell>
          <table:table-cell table:formula="of:=514" office:value-type="float" office:value="514" calcext:value-type="float">
            <text:p>514</text:p>
          </table:table-cell>
          <table:table-cell table:formula="of:=68928025" office:value-type="float" office:value="68928025" calcext:value-type="float">
            <text:p>68928025</text:p>
          </table:table-cell>
          <table:table-cell table:formula="of:=263792101"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493" office:value-type="float" office:value="493" calcext:value-type="float">
            <text:p>493</text:p>
          </table:table-cell>
          <table:table-cell table:formula="of:=511" office:value-type="float" office:value="511" calcext:value-type="float">
            <text:p>511</text:p>
          </table:table-cell>
          <table:table-cell table:formula="of:=73095058" office:value-type="float" office:value="73095058" calcext:value-type="float">
            <text:p>73095058</text:p>
          </table:table-cell>
          <table:table-cell table:formula="of:=263801413" office:value-type="float" office:value="263801413" calcext:value-type="float">
            <text:p>263801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506" office:value-type="float" office:value="506" calcext:value-type="float">
            <text:p>506</text:p>
          </table:table-cell>
          <table:table-cell table:formula="of:=505" office:value-type="float" office:value="505" calcext:value-type="float">
            <text:p>505</text:p>
          </table:table-cell>
          <table:table-cell table:formula="of:=71851690" office:value-type="float" office:value="71851690" calcext:value-type="float">
            <text:p>71851690</text:p>
          </table:table-cell>
          <table:table-cell table:formula="of:=263785612" office:value-type="float" office:value="263785612" calcext:value-type="float">
            <text:p>26378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495" office:value-type="float" office:value="495" calcext:value-type="float">
            <text:p>495</text:p>
          </table:table-cell>
          <table:table-cell table:formula="of:=530" office:value-type="float" office:value="530" calcext:value-type="float">
            <text:p>530</text:p>
          </table:table-cell>
          <table:table-cell table:formula="of:=73218917" office:value-type="float" office:value="73218917" calcext:value-type="float">
            <text:p>73218917</text:p>
          </table:table-cell>
          <table:table-cell table:formula="of:=263793353" office:value-type="float" office:value="263793353" calcext:value-type="float">
            <text:p>26379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526" office:value-type="float" office:value="526" calcext:value-type="float">
            <text:p>526</text:p>
          </table:table-cell>
          <table:table-cell table:formula="of:=522" office:value-type="float" office:value="522" calcext:value-type="float">
            <text:p>522</text:p>
          </table:table-cell>
          <table:table-cell table:formula="of:=74336187" office:value-type="float" office:value="74336187" calcext:value-type="float">
            <text:p>74336187</text:p>
          </table:table-cell>
          <table:table-cell table:formula="of:=263785345" office:value-type="float" office:value="263785345" calcext:value-type="float">
            <text:p>26378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511" office:value-type="float" office:value="511" calcext:value-type="float">
            <text:p>511</text:p>
          </table:table-cell>
          <table:table-cell table:formula="of:=489" office:value-type="float" office:value="489" calcext:value-type="float">
            <text:p>489</text:p>
          </table:table-cell>
          <table:table-cell table:formula="of:=72506106" office:value-type="float" office:value="72506106" calcext:value-type="float">
            <text:p>72506106</text:p>
          </table:table-cell>
          <table:table-cell table:formula="of:=263784557"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531" office:value-type="float" office:value="531" calcext:value-type="float">
            <text:p>531</text:p>
          </table:table-cell>
          <table:table-cell table:formula="of:=523" office:value-type="float" office:value="523" calcext:value-type="float">
            <text:p>523</text:p>
          </table:table-cell>
          <table:table-cell table:formula="of:=72274616" office:value-type="float" office:value="72274616" calcext:value-type="float">
            <text:p>72274616</text:p>
          </table:table-cell>
          <table:table-cell table:formula="of:=263789253" office:value-type="float" office:value="263789253" calcext:value-type="float">
            <text:p>263789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508" office:value-type="float" office:value="508" calcext:value-type="float">
            <text:p>508</text:p>
          </table:table-cell>
          <table:table-cell table:formula="of:=486" office:value-type="float" office:value="486" calcext:value-type="float">
            <text:p>486</text:p>
          </table:table-cell>
          <table:table-cell table:formula="of:=75918860" office:value-type="float" office:value="75918860" calcext:value-type="float">
            <text:p>75918860</text:p>
          </table:table-cell>
          <table:table-cell table:formula="of:=263791644" office:value-type="float" office:value="263791644" calcext:value-type="float">
            <text:p>26379164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1059" office:value-type="float" office:value="1059" calcext:value-type="float">
            <text:p>1059</text:p>
          </table:table-cell>
          <table:table-cell table:formula="of:=1085" office:value-type="float" office:value="1085" calcext:value-type="float">
            <text:p>1085</text:p>
          </table:table-cell>
          <table:table-cell table:formula="of:=148579935" office:value-type="float" office:value="148579935" calcext:value-type="float">
            <text:p>148579935</text:p>
          </table:table-cell>
          <table:table-cell table:formula="of:=552312592" office:value-type="float" office:value="552312592" calcext:value-type="float">
            <text:p>55231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096" office:value-type="float" office:value="1096" calcext:value-type="float">
            <text:p>1096</text:p>
          </table:table-cell>
          <table:table-cell table:formula="of:=1171" office:value-type="float" office:value="1171" calcext:value-type="float">
            <text:p>1171</text:p>
          </table:table-cell>
          <table:table-cell table:formula="of:=152600355" office:value-type="float" office:value="152600355" calcext:value-type="float">
            <text:p>152600355</text:p>
          </table:table-cell>
          <table:table-cell table:formula="of:=552312494"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098" office:value-type="float" office:value="1098" calcext:value-type="float">
            <text:p>1098</text:p>
          </table:table-cell>
          <table:table-cell table:formula="of:=1069" office:value-type="float" office:value="1069" calcext:value-type="float">
            <text:p>1069</text:p>
          </table:table-cell>
          <table:table-cell table:formula="of:=151053291" office:value-type="float" office:value="151053291" calcext:value-type="float">
            <text:p>151053291</text:p>
          </table:table-cell>
          <table:table-cell table:formula="of:=552307555" office:value-type="float" office:value="552307555" calcext:value-type="float">
            <text:p>552307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1194" office:value-type="float" office:value="1194" calcext:value-type="float">
            <text:p>1194</text:p>
          </table:table-cell>
          <table:table-cell table:formula="of:=1013" office:value-type="float" office:value="1013" calcext:value-type="float">
            <text:p>1013</text:p>
          </table:table-cell>
          <table:table-cell table:formula="of:=152015191" office:value-type="float" office:value="152015191" calcext:value-type="float">
            <text:p>152015191</text:p>
          </table:table-cell>
          <table:table-cell table:formula="of:=552310904" office:value-type="float" office:value="552310904" calcext:value-type="float">
            <text:p>55231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1056" office:value-type="float" office:value="1056" calcext:value-type="float">
            <text:p>1056</text:p>
          </table:table-cell>
          <table:table-cell table:formula="of:=1084" office:value-type="float" office:value="1084" calcext:value-type="float">
            <text:p>1084</text:p>
          </table:table-cell>
          <table:table-cell table:formula="of:=162515130" office:value-type="float" office:value="162515130" calcext:value-type="float">
            <text:p>162515130</text:p>
          </table:table-cell>
          <table:table-cell table:formula="of:=552312661" office:value-type="float" office:value="552312661" calcext:value-type="float">
            <text:p>5523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1076" office:value-type="float" office:value="1076" calcext:value-type="float">
            <text:p>1076</text:p>
          </table:table-cell>
          <table:table-cell table:formula="of:=1052" office:value-type="float" office:value="1052" calcext:value-type="float">
            <text:p>1052</text:p>
          </table:table-cell>
          <table:table-cell table:formula="of:=148425170" office:value-type="float" office:value="148425170" calcext:value-type="float">
            <text:p>148425170</text:p>
          </table:table-cell>
          <table:table-cell table:formula="of:=552306520" office:value-type="float" office:value="552306520" calcext:value-type="float">
            <text:p>552306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1077" office:value-type="float" office:value="1077" calcext:value-type="float">
            <text:p>1077</text:p>
          </table:table-cell>
          <table:table-cell table:formula="of:=1047" office:value-type="float" office:value="1047" calcext:value-type="float">
            <text:p>1047</text:p>
          </table:table-cell>
          <table:table-cell table:formula="of:=148419869" office:value-type="float" office:value="148419869" calcext:value-type="float">
            <text:p>148419869</text:p>
          </table:table-cell>
          <table:table-cell table:formula="of:=552306552" office:value-type="float" office:value="552306552" calcext:value-type="float">
            <text:p>55230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1062" office:value-type="float" office:value="1062" calcext:value-type="float">
            <text:p>1062</text:p>
          </table:table-cell>
          <table:table-cell table:formula="of:=1081" office:value-type="float" office:value="1081" calcext:value-type="float">
            <text:p>1081</text:p>
          </table:table-cell>
          <table:table-cell table:formula="of:=153684005" office:value-type="float" office:value="153684005" calcext:value-type="float">
            <text:p>153684005</text:p>
          </table:table-cell>
          <table:table-cell table:formula="of:=552306040" office:value-type="float" office:value="552306040" calcext:value-type="float">
            <text:p>55230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042" office:value-type="float" office:value="1042" calcext:value-type="float">
            <text:p>1042</text:p>
          </table:table-cell>
          <table:table-cell table:formula="of:=1037" office:value-type="float" office:value="1037" calcext:value-type="float">
            <text:p>1037</text:p>
          </table:table-cell>
          <table:table-cell table:formula="of:=149512576" office:value-type="float" office:value="149512576" calcext:value-type="float">
            <text:p>149512576</text:p>
          </table:table-cell>
          <table:table-cell table:formula="of:=552305810"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1081" office:value-type="float" office:value="1081" calcext:value-type="float">
            <text:p>1081</text:p>
          </table:table-cell>
          <table:table-cell table:formula="of:=1062" office:value-type="float" office:value="1062" calcext:value-type="float">
            <text:p>1062</text:p>
          </table:table-cell>
          <table:table-cell table:formula="of:=159298604" office:value-type="float" office:value="159298604" calcext:value-type="float">
            <text:p>159298604</text:p>
          </table:table-cell>
          <table:table-cell table:formula="of:=552310112" office:value-type="float" office:value="552310112" calcext:value-type="float">
            <text:p>552310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16:48.66406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8:09.393381566</meta:creation-date>
    <dc:date>2019-02-27T11:22:14.961514611</dc:date>
    <meta:editing-duration>PT2H59M39S</meta:editing-duration>
    <meta:editing-cycles>19</meta:editing-cycles>
    <meta:generator>LibreOffice/6.1.4.2$Linux_X86_64 LibreOffice_project/9d0f32d1f0b509096fd65e0d4bec26ddd1938fd3</meta:generator>
    <meta:document-statistic meta:table-count="1" meta:cell-count="330" meta:object-count="0"/>
  </office:meta>
</office:document-meta>
</file>